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>
      <style:text-properties style:font-name="Times New Roman" fo:font-size="12pt" style:font-size-asian="12pt" style:font-size-complex="12pt"/>
    </style:style>
    <style:style style:name="P6" style:family="paragraph" style:parent-style-name="Urban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Urban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Frame_20_contents">
      <style:paragraph-properties fo:text-align="start" style:justify-single-word="false"/>
      <style:text-properties style:font-name="Times New Roman2" fo:font-size="12pt" officeooo:paragraph-rsid="0004dee6" style:font-size-asian="12pt" style:font-size-complex="12pt"/>
    </style:style>
    <style:style style:name="P9" style:family="paragraph" style:parent-style-name="UrbanBody">
      <style:text-properties style:font-name="Times New Roman" fo:font-size="12pt" style:font-size-asian="12pt" style:font-size-complex="12pt"/>
    </style:style>
    <style:style style:name="P10" style:family="paragraph" style:parent-style-name="UrbanBody"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UrbanBody">
      <style:text-properties officeooo:paragraph-rsid="0004dee6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asian="Arial"/>
    </style:style>
    <style:style style:name="T10" style:family="text">
      <style:text-properties style:font-name-asian="Arial"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3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="Times New Roman2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1" draw:name="Cadre1" text:anchor-type="paragraph" svg:x="7.77cm" svg:y="0.014cm" svg:width="8.192cm" svg:height="4.223cm" draw:z-index="0"><draw:text-box><text:p text:style-name="P2"><text:span text:style-name="T7">COPIE POUR INFORMATION A :</text:span></text:p><text:p text:style-name="P2"/><text:p text:style-name="P8"><text:span text:style-name="T3"><text:conditional-text text:condition="ooow:&quot;view.do_mailing()&quot;" text:string-value-if-true="&quot;mailed_data.getSignaletic()&quot;" text:string-value-if-false="">mailed_data.getSignaletic()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<text:p text:style-name="Standard"><text:span text:style-name="T1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P5"/>
      <text:p text:style-name="UrbanBody"/>
      <text:p text:style-name="UrbanBody"><office:annotation><dc:creator>Gauthier Bastien</dc:creator><dc:date>2011-02-16T16:12:24</dc:date><text:p text:style-name="P12">do text if len(self.getApplicants()) &gt; 1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do text if not len(self.getApplicants()) &gt; 1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P5"/>
      <text:p text:style-name="P5"/>
      <text:p text:style-name="P5">Le<text:span text:style-name="T9"> </text:span>Collège<text:span text:style-name="T9"> </text:span>Communal,</text:p>
      <text:p text:style-name="P5"/>
      <text:p text:style-name="P5"><text:span text:style-name="T8">Vu</text:span><text:span text:style-name="T10"> </text:span><text:span text:style-name="T8">le</text:span><text:span text:style-name="T10"> </text:span><text:span text:style-name="T8">décret</text:span><text:span text:style-name="T10"> </text:span><text:span text:style-name="T8">du</text:span><text:span text:style-name="T10"> </text:span><text:span text:style-name="T8">Gouvernement</text:span><text:span text:style-name="T10"> </text:span><text:span text:style-name="T8">Wallon</text:span><text:span text:style-name="T10"> </text:span><text:span text:style-name="T8">du</text:span><text:span text:style-name="T10"> </text:span><text:span text:style-name="T8">24/05/2007</text:span><text:span text:style-name="T10"> </text:span><text:span text:style-name="T8">relatif</text:span><text:span text:style-name="T10"> </text:span><text:span text:style-name="T8">aux</text:span><text:span text:style-name="T10"> </text:span><text:span text:style-name="T8">infractions</text:span><text:span text:style-name="T10"> </text:span><text:span text:style-name="T8">et</text:span><text:span text:style-name="T10"> </text:span><text:span text:style-name="T8">sanctions</text:span><text:span text:style-name="T10"> </text:span><text:span text:style-name="T8">en</text:span><text:span text:style-name="T10"> </text:span><text:span text:style-name="T8">matière</text:span><text:span text:style-name="T10"> </text:span><text:span text:style-name="T8">d</text:span><text:span text:style-name="T10">’</text:span><text:span text:style-name="T8">urbanisme,</text:span><text:span text:style-name="T10"> </text:span><text:span text:style-name="T8">publié</text:span><text:span text:style-name="T10"> </text:span><text:span text:style-name="T8">au</text:span><text:span text:style-name="T10"> </text:span><text:span text:style-name="T8">Moniteur</text:span><text:span text:style-name="T10"> </text:span><text:span text:style-name="T8">Belge</text:span><text:span text:style-name="T10"> </text:span><text:span text:style-name="T8">le18/06/2007.</text:span></text:p>
      <text:p text:style-name="P5"/>
      <text:p text:style-name="P6"><text:span text:style-name="T8">Considérant</text:span><text:span text:style-name="T10"> </text:span><text:span text:style-name="T8">que</text:span><text:span text:style-name="T10"> </text:span><text:span text:style-name="T8">Monsieur </text:span><text:span text:style-name="T8"><text:text-input text:description="Champs Demandeur-Signalétique (avec adresse)">self.getApplicantsSignaletic(withaddress=True)</text:text-input></text:span><text:span text:style-name="T10"><text:s/></text:span><text:span text:style-name="T8">a</text:span><text:span text:style-name="T10"> </text:span><text:span text:style-name="T8">introduit</text:span><text:span text:style-name="T10"> </text:span><text:span text:style-name="T8">une</text:span><text:span text:style-name="T10"> </text:span><text:span text:style-name="T8">demande</text:span><text:span text:style-name="T10"> </text:span><text:span text:style-name="T8">de</text:span><text:span text:style-name="T10"> </text:span><text:span text:style-name="T8">permis</text:span><text:span text:style-name="T10"> </text:span><text:span text:style-name="T8">relative</text:span><text:span text:style-name="T10"> </text:span><text:span text:style-name="T8">à</text:span><text:span text:style-name="T10"> </text:span><text:span text:style-name="T8">un</text:span><text:span text:style-name="T10"> </text:span><text:span text:style-name="T8">bien</text:span><text:span text:style-name="T10"> </text:span><text:span text:style-name="T8">sis</text:span><text:span text:style-name="T10"> </text:span><text:span text:style-name="T8">à</text:span><text:span text:style-name="T10"> </text:span><text:span text:style-name="T10"><text:text-input text:description="Situation des travaux">self.getWorkLocationSignaletic()</text:text-input></text:span><text:span text:style-name="T8">;</text:span><text:span text:style-name="T10"> </text:span><text:span text:style-name="T8">inscrit</text:span><text:span text:style-name="T10"> </text:span><text:span text:style-name="T8">au</text:span><text:span text:style-name="T10"> </text:span><text:span text:style-name="T8">cadastre,</text:span><text:span text:style-name="T10"> </text:span><text:span text:style-name="T8">section</text:span><text:span text:style-name="T10"> <text:s/></text:span><text:span text:style-name="T10"><text:text-input text:description="Parcelles">licence_view.get_parcels()</text:text-input></text:span><text:span text:style-name="T10"><text:s/></text:span><text:span text:style-name="T8">et</text:span><text:span text:style-name="T10"> </text:span><text:span text:style-name="T8">ayant</text:span><text:span text:style-name="T10"> </text:span><text:span text:style-name="T8">pour</text:span><text:span text:style-name="T10"> </text:span><text:span text:style-name="T8">objet </text:span><text:span text:style-name="T8"><text:text-input text:description="Objet des travaux">self.getLicenceSubject()</text:text-input></text:span><text:span text:style-name="T10"><text:s/></text:span><text:span text:style-name="T8">;</text:span></text:p>
      <text:p text:style-name="P6"/>
      <text:p text:style-name="P5"><text:span text:style-name="T8">Considérant</text:span><text:span text:style-name="T10"> </text:span><text:span text:style-name="T8">que</text:span><text:span text:style-name="T10"> </text:span><text:span text:style-name="T8">la</text:span><text:span text:style-name="T10"> </text:span><text:span text:style-name="T8">demande</text:span><text:span text:style-name="T10"> </text:span><text:span text:style-name="T8">de</text:span><text:span text:style-name="T10"> </text:span><text:span text:style-name="T8">permis</text:span><text:span text:style-name="T10"> </text:span><text:span text:style-name="T8">porte</text:span><text:span text:style-name="T10"> </text:span><text:span text:style-name="T8">sur</text:span><text:span text:style-name="T10"> </text:span><text:span text:style-name="T8">des</text:span><text:span text:style-name="T10"> </text:span><text:span text:style-name="T8">travaux</text:span><text:span text:style-name="T10"> </text:span><text:span text:style-name="T8">réalisés</text:span><text:span text:style-name="T10"> </text:span><text:span text:style-name="T8">sans</text:span><text:span text:style-name="T10"> </text:span><text:span text:style-name="T8">permis</text:span><text:span text:style-name="T10"> </text:span><text:span text:style-name="T8">préalable</text:span><text:span text:style-name="T10"> </text:span><text:span text:style-name="T8">constatés</text:span><text:span text:style-name="T10"> </text:span><text:span text:style-name="T8">par</text:span><text:span text:style-name="T10"> <text:s/></text:span><text:span text:style-name="T8">un</text:span><text:span text:style-name="T10"> </text:span><text:span text:style-name="T8">procès-verbal</text:span><text:span text:style-name="T10"> </text:span><text:span text:style-name="T8">rédigé</text:span><text:span text:style-name="T10"> </text:span><text:span text:style-name="T8">à</text:span><text:span text:style-name="T10"> </text:span><text:span text:style-name="T8">charge</text:span><text:span text:style-name="T10"> </text:span><text:span text:style-name="T8">de</text:span><text:span text:style-name="T10"> </text:span><text:span text:style-name="T8">Monsieur</text:span><text:span text:style-name="T10"> [NOM] </text:span><text:span text:style-name="T8">le</text:span><text:span text:style-name="T10"> [DATE]</text:span><text:span text:style-name="T8">,</text:span><text:span text:style-name="T10"> </text:span><text:span text:style-name="T8">propriétaire</text:span><text:span text:style-name="T10"> </text:span><text:span text:style-name="T8">précédent</text:span><text:span text:style-name="T10"> </text:span><text:span text:style-name="T8">ayant</text:span><text:span text:style-name="T10"> </text:span><text:span text:style-name="T8">réalisé</text:span><text:span text:style-name="T10"> </text:span><text:span text:style-name="T8">les</text:span><text:span text:style-name="T10"> </text:span><text:span text:style-name="T8">travaux</text:span><text:span text:style-name="T10"> </text:span><text:span text:style-name="T8">et</text:span><text:span text:style-name="T10"> </text:span><text:span text:style-name="T8">dont</text:span><text:span text:style-name="T10"> </text:span><text:span text:style-name="T8">information</text:span><text:span text:style-name="T10"> </text:span><text:span text:style-name="T8">a</text:span><text:span text:style-name="T10"> </text:span><text:span text:style-name="T8">été</text:span><text:span text:style-name="T10"> </text:span><text:span text:style-name="T8">donnée</text:span><text:span text:style-name="T10"> </text:span><text:span text:style-name="T8">au</text:span><text:span text:style-name="T10"> </text:span><text:span text:style-name="T8">demandeur</text:span><text:span text:style-name="T10"> </text:span><text:span text:style-name="T8">le</text:span><text:span text:style-name="T10"> [DATE]</text:span><text:span text:style-name="T8">;</text:span><text:span text:style-name="T10"> <text:s/></text:span></text:p>
      <text:p text:style-name="P5"/>
      <text:p text:style-name="P5"><text:span text:style-name="T8">Considérant</text:span><text:span text:style-name="T10"> </text:span><text:span text:style-name="T8">qu</text:span><text:span text:style-name="T10">’</text:span><text:span text:style-name="T8">un</text:span><text:span text:style-name="T10"> </text:span><text:span text:style-name="T8">second</text:span><text:span text:style-name="T10"> </text:span><text:span text:style-name="T8">pro-justitia</text:span><text:span text:style-name="T10"> </text:span><text:span text:style-name="T8">a</text:span><text:span text:style-name="T10"> </text:span><text:span text:style-name="T8">été</text:span><text:span text:style-name="T10"> </text:span><text:span text:style-name="T8">rédigé</text:span><text:span text:style-name="T10"> </text:span><text:span text:style-name="T8">à</text:span><text:span text:style-name="T10"> </text:span><text:span text:style-name="T8">charge</text:span><text:span text:style-name="T10"> </text:span><text:span text:style-name="T8">de</text:span><text:span text:style-name="T10"> </text:span><text:span text:style-name="T8">Monsieur</text:span><text:span text:style-name="T10"> [NOM] </text:span><text:span text:style-name="T8">pour</text:span><text:span text:style-name="T10"> </text:span><text:span text:style-name="T8">le</text:span><text:span text:style-name="T10"> </text:span><text:span text:style-name="T8">maintien</text:span><text:span text:style-name="T10"> </text:span><text:span text:style-name="T8">de</text:span><text:span text:style-name="T10"> </text:span><text:span text:style-name="T8">cette</text:span><text:span text:style-name="T10"> </text:span><text:span text:style-name="T8">situation</text:span><text:span text:style-name="T10"> </text:span><text:span text:style-name="T8">illicite</text:span><text:span text:style-name="T10"> </text:span><text:span text:style-name="T8">en</text:span><text:span text:style-name="T10"> </text:span><text:span text:style-name="T8">date</text:span><text:span text:style-name="T10"> </text:span><text:span text:style-name="T8">du</text:span><text:span text:style-name="T10"> [DATE] </text:span><text:span text:style-name="T8">et</text:span><text:span text:style-name="T10"> </text:span><text:span text:style-name="T8">dont</text:span><text:span text:style-name="T10"> </text:span><text:span text:style-name="T8">information</text:span><text:span text:style-name="T10"> </text:span><text:span text:style-name="T8">a</text:span><text:span text:style-name="T10"> </text:span><text:span text:style-name="T8">été</text:span><text:span text:style-name="T10"> </text:span><text:span text:style-name="T8">donnée</text:span><text:span text:style-name="T10"> </text:span><text:span text:style-name="T8">au</text:span><text:span text:style-name="T10"> </text:span><text:span text:style-name="T8">demandeur</text:span><text:span text:style-name="T10"> </text:span><text:span text:style-name="T8">le</text:span><text:span text:style-name="T10"> [DATE]</text:span><text:span text:style-name="T8"> ;</text:span><text:span text:style-name="T10"> <text:s text:c="18"/></text:span></text:p>
      <text:p text:style-name="P5"/>
      <text:p text:style-name="P5"><text:span text:style-name="T8">Vu</text:span><text:span text:style-name="T10"> </text:span><text:span text:style-name="T8">l</text:span><text:span text:style-name="T10">’</text:span><text:span text:style-name="T8">article</text:span><text:span text:style-name="T10"> </text:span><text:span text:style-name="T8">159</text:span><text:span text:style-name="T10"> </text:span><text:span text:style-name="T8">bis</text:span><text:span text:style-name="T10"> </text:span><text:span text:style-name="T8">du</text:span><text:span text:style-name="T10"> </text:span><text:span text:style-name="T8">Code</text:span><text:span text:style-name="T10"> </text:span><text:span text:style-name="T8">Wallon</text:span><text:span text:style-name="T10"> </text:span><text:span text:style-name="T8">de</text:span><text:span text:style-name="T10"> </text:span><text:span text:style-name="T8">l</text:span><text:span text:style-name="T10">’</text:span><text:span text:style-name="T8">Aménagement</text:span><text:span text:style-name="T10"> </text:span><text:span text:style-name="T8">du</text:span><text:span text:style-name="T10"> </text:span><text:span text:style-name="T8">Territoire,</text:span><text:span text:style-name="T10"> </text:span><text:span text:style-name="T8">de</text:span><text:span text:style-name="T10"> </text:span><text:span text:style-name="T8">l</text:span><text:span text:style-name="T10">’</text:span><text:span text:style-name="T8">Urbanisme</text:span><text:span text:style-name="T10"> </text:span><text:span text:style-name="T8">et</text:span><text:span text:style-name="T10"> </text:span><text:span text:style-name="T8">du</text:span><text:span text:style-name="T10"> </text:span><text:span text:style-name="T8">Patrimoine ;</text:span></text:p>
      <text:p text:style-name="P5"><text:span text:style-name="T8">Considérant</text:span><text:span text:style-name="T10"> </text:span><text:span text:style-name="T8">que</text:span><text:span text:style-name="T10"> </text:span><text:span text:style-name="T8">l</text:span><text:span text:style-name="T10">’</text:span><text:span text:style-name="T8">infraction</text:span><text:span text:style-name="T10"> </text:span><text:span text:style-name="T8">n</text:span><text:span text:style-name="T10">’</text:span><text:span text:style-name="T8">a</text:span><text:span text:style-name="T10"> </text:span><text:span text:style-name="T8">fait</text:span><text:span text:style-name="T10"> </text:span><text:span text:style-name="T8">l</text:span><text:span text:style-name="T10">’</text:span><text:span text:style-name="T8">objet</text:span><text:span text:style-name="T10"> </text:span><text:span text:style-name="T8">ni</text:span><text:span text:style-name="T10"> </text:span><text:span text:style-name="T8">d</text:span><text:span text:style-name="T10">’</text:span><text:span text:style-name="T8">un</text:span><text:span text:style-name="T10"> </text:span><text:span text:style-name="T8">jugement</text:span><text:span text:style-name="T10"> </text:span><text:span text:style-name="T8">coulé</text:span><text:span text:style-name="T10"> </text:span><text:span text:style-name="T8">en</text:span><text:span text:style-name="T10"> </text:span><text:span text:style-name="T8">force</text:span><text:span text:style-name="T10"> </text:span><text:span text:style-name="T8">de</text:span><text:span text:style-name="T10"> </text:span><text:span text:style-name="T8">chose</text:span><text:span text:style-name="T10"> </text:span><text:span text:style-name="T8">jugée</text:span><text:span text:style-name="T10"> </text:span><text:span text:style-name="T8">(visé</text:span><text:span text:style-name="T10"> </text:span><text:span text:style-name="T8">à</text:span><text:span text:style-name="T10"> </text:span><text:span text:style-name="T8">l</text:span><text:span text:style-name="T10">’</text:span><text:span text:style-name="T8">article</text:span><text:span text:style-name="T10"> </text:span><text:span text:style-name="T8">155§2</text:span><text:span text:style-name="T10"> </text:span><text:span text:style-name="T8">du</text:span><text:span text:style-name="T10"> </text:span><text:span text:style-name="T8">CWATUP)</text:span><text:span text:style-name="T10"> </text:span><text:span text:style-name="T8">ni</text:span><text:span text:style-name="T10"> </text:span><text:span text:style-name="T8">d</text:span><text:span text:style-name="T10">’</text:span><text:span text:style-name="T8">un</text:span><text:span text:style-name="T10"> </text:span><text:span text:style-name="T8">versement</text:span><text:span text:style-name="T10"> </text:span><text:span text:style-name="T8">du</text:span><text:span text:style-name="T10"> </text:span><text:span text:style-name="T8">montant</text:span><text:span text:style-name="T10"> </text:span><text:span text:style-name="T8">de</text:span><text:span text:style-name="T10"> </text:span><text:span text:style-name="T8">transaction</text:span><text:span text:style-name="T10"> </text:span><text:span text:style-name="T8">(décret</text:span><text:span text:style-name="T10"> </text:span><text:span text:style-name="T8">du</text:span><text:span text:style-name="T10"> </text:span><text:span text:style-name="T8">24/05/2007,</text:span><text:span text:style-name="T10"> </text:span><text:span text:style-name="T8">article</text:span><text:span text:style-name="T10"> </text:span><text:span text:style-name="T8">6)</text:span></text:p>
      <text:p text:style-name="P5"/>
      <text:p text:style-name="P10">Décide</text:p>
      <text:p text:style-name="P5"/>
      <text:p text:style-name="P7"><text:span text:style-name="T8">Article</text:span><text:span text:style-name="T10"> </text:span><text:span text:style-name="T8">1er</text:span><text:span text:style-name="T10"> </text:span><text:span text:style-name="T8">:</text:span><text:span text:style-name="T10"> </text:span><text:span text:style-name="T8">La</text:span><text:span text:style-name="T10"> </text:span><text:span text:style-name="T8">demande</text:span><text:span text:style-name="T10"> </text:span><text:span text:style-name="T8">de</text:span><text:span text:style-name="T10"> </text:span><text:span text:style-name="T8">permis</text:span><text:span text:style-name="T10"> </text:span><text:span text:style-name="T8">introduite</text:span><text:span text:style-name="T10"> </text:span><text:span text:style-name="T8">par</text:span><text:span text:style-name="T10"> </text:span><text:span text:style-name="T8">Monsieur</text:span><text:span text:style-name="T10"> </text:span><text:span text:style-name="T10"><text:text-input text:description="Champs Demandeur-Signalétique">self.getApplicantsSignaletic()</text:text-input></text:span><text:span text:style-name="T10"><text:s/></text:span><text:span text:style-name="T8">pour</text:span><text:span text:style-name="T10"> </text:span><text:span text:style-name="T8">le</text:span><text:span text:style-name="T10"> </text:span><text:span text:style-name="T8">bien</text:span><text:span text:style-name="T10"> </text:span><text:span text:style-name="T8">sis</text:span><text:span text:style-name="T10"> </text:span><text:span text:style-name="T10"><text:text-input text:description="Champs Permis de bâtir-Adresse des travaux">self.getWorkLocationSignaletic()</text:text-input></text:span><text:span text:style-name="T10"><text:s/></text:span><text:span text:style-name="T8">est</text:span><text:span text:style-name="T10"> </text:span><text:span text:style-name="T12">irrecevable</text:span><text:span text:style-name="T13"> </text:span></text:p>
      <text:p text:style-name="P5"><text:soft-page-break/></text:p>
      <text:p text:style-name="P5"/>
      <text:p text:style-name="P5"><text:span text:style-name="T8">Article</text:span><text:span text:style-name="T10"> </text:span><text:span text:style-name="T8">2</text:span><text:span text:style-name="T10"> </text:span><text:span text:style-name="T8">:</text:span><text:span text:style-name="T10"> </text:span><text:span text:style-name="T8">Expédition</text:span><text:span text:style-name="T10"> </text:span><text:span text:style-name="T8">de</text:span><text:span text:style-name="T10"> </text:span><text:span text:style-name="T8">la</text:span><text:span text:style-name="T10"> </text:span><text:span text:style-name="T8">présente</text:span><text:span text:style-name="T10"> </text:span><text:span text:style-name="T8">décision</text:span><text:span text:style-name="T10"> </text:span><text:span text:style-name="T8">est</text:span><text:span text:style-name="T10"> </text:span><text:span text:style-name="T8">transmise</text:span><text:span text:style-name="T10"> </text:span><text:span text:style-name="T8">au</text:span><text:span text:style-name="T10"> </text:span><text:span text:style-name="T8">demandeur</text:span><text:span text:style-name="T10"> </text:span><text:span text:style-name="T8">et</text:span><text:span text:style-name="T10"> </text:span><text:span text:style-name="T8">une</text:span><text:span text:style-name="T10"> </text:span><text:span text:style-name="T8">copie</text:span><text:span text:style-name="T10"> </text:span><text:span text:style-name="T8">de</text:span><text:span text:style-name="T10"> </text:span><text:span text:style-name="T8">cet</text:span><text:span text:style-name="T10"> </text:span><text:span text:style-name="T8">envoi</text:span><text:span text:style-name="T10"> </text:span><text:span text:style-name="T8">est</text:span><text:span text:style-name="T10"> </text:span><text:span text:style-name="T8">adressée</text:span><text:span text:style-name="T10"> </text:span><text:span text:style-name="T8">au</text:span><text:span text:style-name="T10"> </text:span><text:span text:style-name="T8">Fonctionnaire</text:span><text:span text:style-name="T10"> </text:span><text:span text:style-name="T8">délégué.</text:span></text:p>
      <text:p text:style-name="UrbanBody"/>
      <text:p text:style-name="P11"><text:tab/>Vous souhaitant bonne réception de cette lettre et de son annexe, nous vous prions d'agréer, <text:span text:style-name="T15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44:35.142550397</dc:date>
    <dc:language>fr-FR</dc:language>
    <meta:editing-cycles>77</meta:editing-cycles>
    <meta:editing-duration>P1DT8H22M16S</meta:editing-duration>
    <meta:document-statistic meta:table-count="0" meta:image-count="0" meta:object-count="0" meta:page-count="2" meta:paragraph-count="25" meta:word-count="310" meta:character-count="2308" meta:non-whitespace-character-count="2022"/>
    <meta:user-defined meta:name="Info 1"/>
    <meta:user-defined meta:name="Info 2"/>
    <meta:user-defined meta:name="Info 3"/>
    <meta:user-defined meta:name="Info 4"/>
  </office:meta>
</office:document-meta>
</file>